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7" draw:id="id7" draw:layer="layout" svg:width="6cm" svg:height="1.5cm" svg:x="9cm" svg:y="2cm">
          <text:p text:style-name="P1">Advanced Logg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6cm" svg:height="1.5cm" svg:x="12.5cm" svg:y="6.5cm">
          <text:p text:style-name="P1">Log Stat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6cm" svg:height="1.5cm" svg:x="5.5cm" svg:y="9.5cm">
          <text:p text:style-name="P1">DbLogg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6cm" svg:height="1.5cm" svg:x="5.5cm" svg:y="6.5cm">
          <text:p text:style-name="P1">SmtpMailServic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6cm" svg:height="1.5cm" svg:x="5.5cm" svg:y="13cm">
          <text:p text:style-name="P1">FilterLogger<text:line-break/><text:span text:style-name="T1">(to add categories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6cm" svg:height="1.5cm" svg:x="12.5cm" svg:y="9.5cm">
          <text:p text:style-name="P1">DbStat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7cm" svg:height="1.5cm" svg:x="12.5cm" svg:y="13cm">
          <text:p text:style-name="P1">DB_Connection<text:line-break/><text:span text:style-name="T1">(only MySQL connections are supported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8.5cm" svg:y1="13cm" svg:x2="8.5cm" svg:y2="11cm" draw:start-shape="id1" draw:start-glue-point="0" draw:end-shape="id2" draw:end-glue-point="2" svg:d="m8500 13000v-2000">
          <text:p/>
        </draw:connector>
        <draw:connector draw:style-name="gr2" draw:text-style-name="P1" draw:layer="layout" svg:x1="16cm" svg:y1="13cm" svg:x2="15.5cm" svg:y2="11cm" draw:start-shape="id3" draw:start-glue-point="0" draw:end-shape="id4" svg:d="m16000 13000v-949h-500v-1051">
          <text:p/>
        </draw:connector>
        <draw:connector draw:style-name="gr2" draw:text-style-name="P1" draw:layer="layout" svg:x1="16cm" svg:y1="13cm" svg:x2="8.5cm" svg:y2="11cm" draw:start-shape="id3" draw:start-glue-point="0" draw:end-shape="id2" draw:end-glue-point="2" svg:d="m16000 13000v-949h-7500v-1051">
          <text:p/>
        </draw:connector>
        <draw:connector draw:style-name="gr2" draw:text-style-name="P1" draw:layer="layout" svg:x1="8.5cm" svg:y1="9.5cm" svg:x2="15.5cm" svg:y2="8cm" draw:start-shape="id2" draw:start-glue-point="0" draw:end-shape="id5" draw:end-glue-point="2" svg:d="m8500 9500v-699h7000v-801">
          <text:p/>
        </draw:connector>
        <draw:connector draw:style-name="gr2" draw:text-style-name="P1" draw:layer="layout" svg:x1="15.5cm" svg:y1="9.5cm" svg:x2="15.5cm" svg:y2="8cm" draw:start-shape="id4" draw:end-shape="id5" draw:end-glue-point="2" svg:d="m15500 9500v-1500">
          <text:p/>
        </draw:connector>
        <draw:connector draw:style-name="gr2" draw:text-style-name="P1" draw:layer="layout" svg:x1="8.5cm" svg:y1="6.5cm" svg:x2="12cm" svg:y2="3.5cm" draw:start-shape="id6" draw:end-shape="id7" svg:d="m8500 6500v-1449h3500v-1551">
          <text:p/>
        </draw:connector>
        <draw:connector draw:style-name="gr2" draw:text-style-name="P1" draw:layer="layout" svg:x1="15.5cm" svg:y1="6.5cm" svg:x2="12cm" svg:y2="3.5cm" draw:start-shape="id5" draw:start-glue-point="0" draw:end-shape="id7" draw:end-glue-point="2" svg:d="m15500 6500v-1449h-3500v-15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visible" draw:shadow-offset-x="0.1cm" draw:shadow-offset-y="0.1cm" draw:shadow-color="#c0c0c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vid Negrier</meta:initial-creator>
    <meta:creation-date>2011-05-27T12:31:44</meta:creation-date>
    <dc:date>2011-05-27T15:53:48</dc:date>
    <dc:creator>David Negrier</dc:creator>
    <meta:editing-duration>PT3H6M53S</meta:editing-duration>
    <meta:editing-cycles>1</meta:editing-cycles>
    <meta:document-statistic meta:object-count="14"/>
    <meta:generator>LibreOffice/3.3$Unix LibreOffice_project/330m19$Build-202</meta:generator>
  </office:meta>
</office:document-meta>
</file>